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8.553cm" fo:min-width="0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60pt" fo:font-weight="bold" style:font-size-asian="360pt" style:font-weight-asian="bold" style:font-size-complex="360pt" style:font-weight-complex="bold"/>
    </style:style>
    <style:style style:name="T1" style:family="text">
      <style:text-properties fo:font-size="551.299987792969pt" fo:font-weight="bold" style:font-size-asian="551.299987792969pt" style:font-weight-asian="bold" style:font-size-complex="551.299987792969pt" style:font-weight-complex="bold"/>
    </style:style>
    <style:style style:name="T2" style:family="text">
      <style:text-properties fo:font-size="160pt" fo:font-weight="bold" style:font-size-asian="160pt" style:font-weight-asian="bold" style:font-size-complex="160pt" style:font-weight-complex="bold"/>
    </style:style>
    <style:style style:name="T3" style:family="text">
      <style:text-properties fo:font-size="283.5pt" fo:font-weight="bold" style:font-size-asian="283.5pt" style:font-weight-asian="bold" style:font-size-complex="283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2.1cm" svg:height="58.803cm" svg:x="1cm" svg:y="0.597cm">
          <draw:text-box>
            <text:p text:style-name="P1"><text:span text:style-name="T1">STOP</text:span></text:p>
            <text:p text:style-name="P1"><text:span text:style-name="T2">bankų ir jų PR’čikų</text:span></text:p>
            <text:p text:style-name="P1"><text:span text:style-name="T3">kišimuisi</text:span></text:p>
            <text:p text:style-name="P1"><text:span text:style-name="T2"><text:tab/></text:span><text:span text:style-name="T2"><text:tab/></text:span><text:span text:style-name="T2">į viešojo sektoriaus politikos formavimą Lietuvoje !!!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1T13:05:40.506737324</meta:creation-date>
    <dc:date>2020-02-12T17:06:57.515218894</dc:date>
    <meta:editing-duration>PT2H16M47S</meta:editing-duration>
    <meta:editing-cycles>2</meta:editing-cycles>
    <meta:generator>LibreOffice/6.3.4.2$Linux_X86_64 LibreOffice_project/30$Build-2</meta:generator>
    <meta:document-statistic meta:object-count="1"/>
  </office:meta>
</office:document-meta>
</file>